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01-la-percepcion-visual-teorias-y-procesos<text:line-break/>02-expresividad-y-creatividad<text:line-break/>03-lenguaje-y-comunicacion-visual<text:line-break/>04-medios-de-comunicacion-de-masas-y-codigos-visuales<text:line-break/>05-forma-e-imagen-psicologia-de-la-imagen<text:line-break/>06-forma-y-composicion<text:line-break/>07-forma-bidimensional-y-tridimensional<text:line-break/>08-proporcion-en-las-formas-y-cuerpo-humano<text:line-break/>09-proporcion-en-el-arte<text:line-break/>10-forma-estatica-y-dinamica-ritmo<text:line-break/>11-el-color-como-fenomeno-fisico-y-visual<text:line-break/>12-expresividad-del-color<text:line-break/>13-la-luz-y-el-claroscuro<text:line-break/>14-funciones-del-color-y-la-luz<text:line-break/>15-imagen-fija-y-en-movimiento<text:line-break/>16-imagen-publicitaria<text:line-break/>17-nuevas-tecnologias-y-la-imagen<text:line-break/>18-dibujo-y-diseno-asistidos-por-ordenador<text:line-break/>19-el-diseno-forma-y-funcion<text:line-break/>20-diseno-grafico<text:line-break/>21-diseno-industrial<text:line-break/>22-diseno-del-espacio-habitable<text:line-break/>23-escenografia-y-decorado<text:line-break/>24-geometria-en-la-naturaleza-y-en-el-arte<text:line-break/>25-tecnicas-grafico-plasticas<text:line-break/>26-tecnicas-de-dibujo-y-pintura<text:line-break/>27-tecnicas-de-reproduccion-y-grabado<text:line-break/>28-ceramica-vidrieria-y-esmalte<text:line-break/>29-fotografia-origen-y-tecnicas<text:line-break/>30-escultura-tecnicas-y-materiales<text:line-break/>31-normas-din-une-e-iso-croquizacion-y-acotacion<text:line-break/>32-convencionalismos-graficos<text:line-break/>33-construcciones-geometricas-fundamentales<text:line-break/>34-poligonos-propiedades-y-construcciones<text:line-break/>35-transformaciones-geometricas-en-el-plano<text:line-break/>36-escalas-y-aplicaciones<text:line-break/>37-geometria-proyectiva<text:line-break/>38-tangencias-y-enlaces<text:line-break/>39-curvas-conicas<text:line-break/>40-fundamentos-de-la-geometria-descriptiva<text:line-break/>41-sistema-diedrico-punto-recta-y-plano<text:line-break/>42-sistema-diedrico-paralelismo-y-perpendicularidad<text:line-break/>43-sistema-diedrico-giros-y-abatimientos<text:line-break/>44-superficies-radiadas<text:line-break/>45-poliedros-en-los-sistemas-de-representacion<text:line-break/>46-secciones-planas-de-poliedros<text:line-break/><text:soft-page-break/>47-superficies-de-revolucion<text:line-break/>48-sistema-axonometrico-ortogonal<text:line-break/>49-representacion-axonometrica-de-solidos<text:line-break/>50-sistema-axonometrico-oblicuo<text:line-break/>51-sombras-propias-y-arrojadas<text:line-break/>52-sistema-conico-fundamentos<text:line-break/>53-perspectiva-conica-solidos<text:line-break/>54-sistema-de-planos-acotados<text:line-break/>55-funciones-sociales-del-arte-y-patrimonio<text:line-break/>56-analisis-de-la-obra-de-arte<text:line-break/>57-artes-figurativas-del-mundo-antiguo<text:line-break/>58-arte-clasico-y-su-influencia<text:line-break/>59-arte-romanico<text:line-break/>60-arte-gotico<text:line-break/>61-arte-islamico-en-espana<text:line-break/>62-renacimiento<text:line-break/>63-barroco-en-espana<text:line-break/>64-artes-plasticas-del-siglo-xix<text:line-break/>65-vanguardias-del-siglo-xx<text:line-break/>66-la-bauhaus-y-su-influencia<text:line-break/>67-el-comic<text:line-break/>68-la-animacion-en-la-imagen<text:line-break/>69-el-cine-origen-y-estetica<text:line-break/>70-escultura-desde-rodin-a-la-actualidad<text:line-break/>71-conservacion-y-restauracion-de-la-obra-de-arte<text:line-break/>72-la-obra-de-arte-y-el-museo-como-recurso-didactico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8-11T18:14:51.050000000</meta:creation-date>
    <dc:date>2026-01-24T15:54:54.373000000</dc:date>
    <meta:editing-duration>PT3M25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1" meta:word-count="72" meta:character-count="2381" meta:non-whitespace-character-count="2310"/>
  </office:meta>
</office:document-meta>
</file>